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098b" officeooo:paragraph-rsid="0016098b"/>
    </style:style>
    <style:style style:name="P2" style:family="paragraph" style:parent-style-name="Standard">
      <style:paragraph-properties fo:text-align="center" style:justify-single-word="false"/>
      <style:text-properties fo:font-size="26pt" style:text-underline-style="solid" style:text-underline-width="auto" style:text-underline-color="font-color" fo:font-weight="bold" officeooo:rsid="0016098b" officeooo:paragraph-rsid="0016ebe1" style:font-size-asian="22.75pt" style:font-weight-asian="bold" style:font-size-complex="26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098b" officeooo:paragraph-rsid="0016098b" style:font-size-asian="10.5pt" style:font-weight-asian="bold" style:font-size-complex="12pt" style:font-weight-complex="bold"/>
    </style:style>
    <style:style style:name="P4" style:family="paragraph" style:parent-style-name="Standard">
      <style:paragraph-properties fo:text-align="center" style:justify-single-word="false"/>
      <style:text-properties fo:color="#000000" fo:font-size="12pt" style:text-underline-style="none" fo:font-weight="bold" officeooo:rsid="0016098b" officeooo:paragraph-rsid="0016098b"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000000" fo:font-size="12pt" style:text-underline-style="none" fo:font-weight="bold" officeooo:rsid="0016098b" officeooo:paragraph-rsid="0016098b"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000000" fo:font-size="12pt" style:text-underline-style="none" fo:font-weight="bold" officeooo:rsid="00177931" officeooo:paragraph-rsid="00177931" style:font-size-asian="10.5pt" style:font-weight-asian="bold" style:font-size-complex="12pt" style:font-weight-complex="bold"/>
    </style:style>
    <style:style style:name="P7" style:family="paragraph" style:parent-style-name="Standard">
      <style:paragraph-properties fo:text-align="start" style:justify-single-word="false"/>
      <style:text-properties fo:color="#000000" fo:font-size="12pt" style:text-underline-style="none" fo:font-weight="bold" officeooo:rsid="0019c72b" officeooo:paragraph-rsid="0019c72b" style:font-size-asian="10.5pt" style:font-weight-asian="bold" style:font-size-complex="12pt" style:font-weight-complex="bold"/>
    </style:style>
    <style:style style:name="P8" style:family="paragraph" style:parent-style-name="Standard">
      <style:paragraph-properties fo:text-align="start" style:justify-single-word="false"/>
      <style:text-properties fo:color="#000000" fo:font-size="12pt" style:text-underline-style="none" fo:font-weight="normal" officeooo:rsid="0016098b" officeooo:paragraph-rsid="0016098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fo:font-size="12pt" style:text-underline-style="none" fo:font-weight="normal" officeooo:rsid="0016098b" officeooo:paragraph-rsid="001835c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fo:font-size="12pt" style:text-underline-style="none" fo:font-weight="normal" officeooo:rsid="00177931" officeooo:paragraph-rsid="0017793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fo:font-size="12pt" style:text-underline-style="none" fo:font-weight="normal" officeooo:rsid="0019c72b" officeooo:paragraph-rsid="0019c72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fo:font-size="12pt" style:text-underline-style="none" fo:font-weight="normal" officeooo:rsid="0016098b" officeooo:paragraph-rsid="0016098b"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19c72b" officeooo:paragraph-rsid="0019c72b" style:font-size-asian="10.5pt" style:font-weight-asian="bold" style:font-size-complex="12pt" style:font-weight-complex="bold"/>
    </style:style>
    <style:style style:name="P14" style:family="paragraph" style:parent-style-name="Standard">
      <style:paragraph-properties fo:text-align="start" style:justify-single-word="false"/>
      <style:text-properties fo:color="#000000" fo:font-size="15pt" style:text-underline-style="none" fo:font-weight="normal" officeooo:rsid="0016098b" officeooo:paragraph-rsid="0016098b" style:font-size-asian="15pt" style:font-weight-asian="normal" style:font-size-complex="15pt" style:font-weight-complex="normal"/>
    </style:style>
    <style:style style:name="T1" style:family="text">
      <style:text-properties fo:color="#ff0000"/>
    </style:style>
    <style:style style:name="T2" style:family="text">
      <style:text-properties fo:color="#ff0000" officeooo:rsid="00177931"/>
    </style:style>
    <style:style style:name="T3" style:family="text">
      <style:text-properties fo:color="#ff0000" fo:font-weight="normal" style:font-weight-asian="normal" style:font-weight-complex="normal"/>
    </style:style>
    <style:style style:name="T4" style:family="text">
      <style:text-properties style:text-underline-style="none"/>
    </style:style>
    <style:style style:name="T5" style:family="text">
      <style:text-properties style:text-underline-style="none" officeooo:rsid="0016ebe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77931"/>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officeooo:rsid="001ae66d"/>
    </style:style>
    <style:style style:name="T10" style:family="text">
      <style:text-properties officeooo:rsid="0016ebe1"/>
    </style:style>
    <style:style style:name="T11" style:family="text">
      <style:text-properties fo:font-size="15pt" style:text-underline-style="solid" style:text-underline-width="auto" style:text-underline-color="font-color" officeooo:rsid="0016ebe1" style:font-size-asian="15pt" style:font-size-complex="15pt"/>
    </style:style>
    <style:style style:name="T12" style:family="text">
      <style:text-properties fo:font-size="15pt" style:text-underline-style="solid" style:text-underline-width="auto" style:text-underline-color="font-color" officeooo:rsid="00177931" style:font-size-asian="13.1000003814697pt" style:font-size-complex="15pt"/>
    </style:style>
    <style:style style:name="T13" style:family="text">
      <style:text-properties officeooo:rsid="00177931"/>
    </style:style>
    <style:style style:name="T14" style:family="text">
      <style:text-properties fo:color="#000080" officeooo:rsid="00177931"/>
    </style:style>
    <style:style style:name="T15" style:family="text">
      <style:text-properties fo:color="#000080"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ae66d" style:font-weight-asian="normal" style:font-weight-complex="normal"/>
    </style:style>
    <style:style style:name="T18" style:family="text">
      <style:text-properties fo:color="#008000" fo:font-weight="normal" style:font-weight-asian="normal" style:font-weight-complex="normal"/>
    </style:style>
    <style:style style:name="T19" style:family="text">
      <style:text-properties officeooo:rsid="001ae66d"/>
    </style:style>
    <style:style style:name="T20" style:family="text">
      <style:text-properties fo:color="#ffff00" fo:font-weight="normal" officeooo:rsid="001ae66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olas.Chevalier<text:tab/><text:tab/><text:tab/><text:tab/><text:tab/><text:tab/><text:tab/><text:tab/><text:tab/><text:tab/><text:tab/>TS2</text:p>
      <text:p text:style-name="P1">Clément.Godet</text:p>
      <text:p text:style-name="P2"><text:span text:style-name="T5">Dossier-</text:span><text:span text:style-name="T4">Projet ISN</text:span></text:p>
      <text:p text:style-name="P2"><text:span text:style-name="T1">Damier / Jeu de Hex</text:span></text:p>
      <text:p text:style-name="P3"/>
      <text:p text:style-name="P3"/>
      <text:p text:style-name="P4">Dossier rédigé par Nicolas Chevalier</text:p>
      <text:p text:style-name="P5"/>
      <text:p text:style-name="P8">Avec la participation de Clément Godet</text:p>
      <text:p text:style-name="P8"/>
      <text:p text:style-name="P14"><text:tab/><text:span text:style-name="T6">Enjeu et problématique du projet :</text:span></text:p>
      <text:p text:style-name="P14"><text:span text:style-name="T6"/></text:p>
      <text:p text:style-name="P8"><text:tab/>Le but du projet est de créer avec différentes formes géométriques des codes avec des fonctions différentes du <text:span text:style-name="T6">Damier avec des triangles</text:span> au <text:span text:style-name="T6">jeu de hex</text:span> <text:span text:style-name="T10">permettant d'amélioré nos compétences individuelles en programmation mais aussi de travailler en équipe.</text:span></text:p>
      <text:p text:style-name="P8"><text:tab/><text:span text:style-name="T10">Projet réaliser dans le cadre du projet ISN (Informatique et Science du Numérique), pendant nos heures de cours mais aussi pendant notre temps libre.</text:span></text:p>
      <text:p text:style-name="P8"><text:tab/><text:span text:style-name="T10">La problématique du projet est « Comment avec différentes formes géométriques est-il possible de leurs attribuer différentes utilisations ? » ce projet comporte donc 5 codes qui servent a 4 petit projets différents</text:span></text:p>
      <text:p text:style-name="P8"><text:tab/></text:p>
      <text:p text:style-name="P8"><text:tab/><text:span text:style-name="T11">Positionnement du projet :</text:span></text:p>
      <text:p text:style-name="P8"/>
      <text:p text:style-name="P12"><text:tab/><text:span text:style-name="T10">Ce projet ou plutôt ses projets viennent de différents exemples donner par notre professeur référent et d'idée d'amélioration pour certain codes « simples » (fonctionnant seul), pour nous aider nous avons utilisé les documents présent sur le drive.</text:span></text:p>
      <text:p text:style-name="P12"/>
      <text:p text:style-name="P12"><text:tab/><text:span text:style-name="T12">Cahier des charges :</text:span></text:p>
      <text:p text:style-name="P8"/>
      <text:p text:style-name="P6"><text:span text:style-name="T6">Pour le jeux de hex</text:span> : </text:p>
      <text:p text:style-name="P10"><text:tab/><text:span text:style-name="T6">Mode de jeu</text:span> : 2 joueurs , la même souris si les deux joueurs sont sur le même ordinateur ou bien leurs souris respectivement si ils jouent en réseau.</text:p>
      <text:p text:style-name="P10"/>
      <text:p text:style-name="P10"><text:tab/><text:span text:style-name="T6">But du jeu</text:span> :joindre les bords du damier qui nous appartient avant notre adversaire.</text:p>
      <text:p text:style-name="P10"><text:tab/></text:p>
      <text:p text:style-name="P9"><text:tab/><text:span text:style-name="T7">Principe du jeu :</text:span><text:span text:style-name="T13"> le jeu ce présence comme un damier représenter avec des cercles vides qui se colorent dans la couleur du joueurs quand on leurs clique dessus (une case déjà coloré ne peut pas être recoloré par un autre joueur), </text:span><text:span text:style-name="T14">Bleu pour le joueur 1</text:span><text:span text:style-name="T13"> et </text:span><text:span text:style-name="T2">Rouge pour le joueur 2</text:span><text:span text:style-name="T13"> avec leurs bordures respectives.</text:span></text:p>
      <text:p text:style-name="P9"><text:span text:style-name="T13"><text:s/><text:tab/></text:span><text:span text:style-name="T7">Complément du jeu </text:span><text:span text:style-name="T13">: Un code « Serveur » a été créer pour pouvoir faire une partie en réseau, les codes des deux se trouvent si-dessous en Annexe.</text:span></text:p>
      <text:p text:style-name="P9"/>
      <text:p text:style-name="P13">Pour la ségrégation :</text:p>
      <text:p text:style-name="P7"><text:tab/><text:span text:style-name="T8">Représentation du projet :</text:span><text:span text:style-name="T16"> le projet est sous la forme d'un damier de carré sous format10x10 avec des carré de 3 couleurs différentes,</text:span><text:span text:style-name="T15"> Bleu </text:span><text:span text:style-name="T18">Vert </text:span><text:span text:style-name="T16">et </text:span><text:span text:style-name="T3">Rouge</text:span><text:span text:style-name="T16">.(</text:span><text:span text:style-name="T17">il est possible d'obtenir une quatrième couleur,le</text:span><text:span text:style-name="T20"> jaune </text:span><text:span text:style-name="T17">si l'on effectue quelques modification dans le code)</text:span></text:p>
      <text:p text:style-name="P11"><text:tab/></text:p>
      <text:p text:style-name="P11"><text:tab/><text:span text:style-name="T6">Principe du </text:span><text:span text:style-name="T9">code</text:span><text:span text:style-name="T6"> :</text:span> <text:span text:style-name="T19">les cases sont coloré aléatoirement (mais peuvent rester vides), un bouton « refresh » est disponible pour réorganiser aléatoirement les cases et leurs couleur.</text:span></text:p>
      <text:p text:style-name="P13"><text:soft-page-break/>pour la percolation :</text:p>
      <text:p text:style-name="P11"><text:tab/></text:p>
      <text:p text:style-name="P13"/>
      <text:p text:style-name="P13">pour les tas de sable :</text:p>
      <text:p text:style-name="P7"/>
      <text:p text:style-name="P5"/>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08:46:28.606000000</meta:creation-date>
    <dc:date>2017-04-28T10:23:55.610000000</dc:date>
    <meta:editing-duration>PT4M53S</meta:editing-duration>
    <meta:editing-cycles>1</meta:editing-cycles>
    <meta:document-statistic meta:table-count="0" meta:image-count="0" meta:object-count="0" meta:page-count="2" meta:paragraph-count="27" meta:word-count="387" meta:character-count="2336" meta:non-whitespace-character-count="1943"/>
    <meta:generator>LibreOffice/4.3.4.1$Windows_x86 LibreOffice_project/bc356b2f991740509f321d70e4512a6a54c5f243</meta:generator>
  </office:meta>
</office:document-meta>
</file>